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system-ui, 'San Francisco', 'Helvetica Neue', Helvetica, Ubuntu, Roboto, Noto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d782" officeooo:paragraph-rsid="0015d782"/>
    </style:style>
    <style:style style:name="P2" style:family="paragraph" style:parent-style-name="Standard">
      <style:text-properties officeooo:rsid="0015d782" officeooo:paragraph-rsid="00218b0f"/>
    </style:style>
    <style:style style:name="P3" style:family="paragraph" style:parent-style-name="Standard">
      <style:text-properties officeooo:rsid="0017d872" officeooo:paragraph-rsid="0017d872"/>
    </style:style>
    <style:style style:name="P4" style:family="paragraph" style:parent-style-name="Standard">
      <style:text-properties officeooo:rsid="0017d872" officeooo:paragraph-rsid="00218b0f"/>
    </style:style>
    <style:style style:name="P5" style:family="paragraph" style:parent-style-name="Standard">
      <style:text-properties officeooo:paragraph-rsid="00218b0f"/>
    </style:style>
    <style:style style:name="P6" style:family="paragraph" style:parent-style-name="Standard">
      <style:text-properties officeooo:rsid="0023266f" officeooo:paragraph-rsid="0023266f"/>
    </style:style>
    <style:style style:name="T1" style:family="text">
      <style:text-properties fo:font-variant="normal" fo:text-transform="none" fo:color="#111111" style:font-name="apple-system" fo:font-size="8.89999961853027pt" fo:letter-spacing="normal" fo:font-style="normal" fo:font-weight="normal"/>
    </style:style>
    <style:style style:name="T2" style:family="text">
      <style:text-properties fo:font-variant="normal" fo:text-transform="none" fo:color="#111111" fo:letter-spacing="normal"/>
    </style:style>
    <style:style style:name="T3" style:family="text">
      <style:text-properties fo:font-variant="normal" fo:text-transform="none" fo:color="#999999" style:font-name="apple-system" fo:font-size="8.89999961853027pt" fo:letter-spacing="normal" fo:font-style="normal" fo:font-weight="normal" fo:background-color="#f5f5f5" loext:char-shading-value="0"/>
    </style:style>
    <style:style style:name="T4" style:family="text">
      <style:text-properties officeooo:rsid="001bdaa9"/>
    </style:style>
    <style:style style:name="T5" style:family="text">
      <style:text-properties officeooo:rsid="001f1d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ite-wine-splash.jpg: <text:s/></text:p>
      <text:p text:style-name="P6"><text:span text:style-name="T1">Photo by </text:span><text:a xlink:type="simple" xlink:href="https://unsplash.com/photos/rYEUdOG2ves?utm_source=unsplash&amp;utm_medium=referral&amp;utm_content=creditCopyText" text:style-name="Internet_20_link" text:visited-style-name="Visited_20_Internet_20_Link"><text:span text:style-name="T3">Elle Hughes</text:span></text:a><text:span text:style-name="T2"> </text:span><text:span text:style-name="T1">on </text:span><text:a xlink:type="simple" xlink:href="https://unsplash.com/search/photos/wine?utm_source=unsplash&amp;utm_medium=referral&amp;utm_content=creditCopyText" text:style-name="Internet_20_link" text:visited-style-name="Visited_20_Internet_20_Link"><text:span text:style-name="T3">Unsplash</text:span></text:a></text:p>
      <text:p text:style-name="P5"/>
      <text:p text:style-name="P5"><text:span text:style-name="T4">red-wine-splash.jpg: </text:span></text:p>
      <text:p text:style-name="P5"><text:span text:style-name="T4"><text:s/></text:span><text:span text:style-name="T1">Photo by </text:span><text:a xlink:type="simple" xlink:href="https://unsplash.com/photos/3etN9PY6iNw?utm_source=unsplash&amp;utm_medium=referral&amp;utm_content=creditCopyText" text:style-name="Internet_20_link" text:visited-style-name="Visited_20_Internet_20_Link"><text:span text:style-name="T3">photo-nic.co.uk nic</text:span></text:a><text:span text:style-name="T2"> </text:span><text:span text:style-name="T1">on </text:span><text:a xlink:type="simple" xlink:href="https://unsplash.com/search/photos/wine?utm_source=unsplash&amp;utm_medium=referral&amp;utm_content=creditCopyText" text:style-name="Internet_20_link" text:visited-style-name="Visited_20_Internet_20_Link"><text:span text:style-name="T3">Unsplash</text:span></text:a></text:p>
      <text:p text:style-name="P1"/>
      <text:p text:style-name="P2">white-wine-glass.jpg:</text:p>
      <text:p text:style-name="P2"><text:s text:c="2"/><text:a xlink:type="simple" xlink:href="https://punchdrink.com/articles/testing-out-the-second-cheapest-wine-principle-wine-lists/" text:style-name="Internet_20_link" text:visited-style-name="Visited_20_Internet_20_Link">https://punchdrink.com/articles/testing-out-the-second-cheapest-wine-principle-wine-lists/</text:a></text:p>
      <text:p text:style-name="P1"/>
      <text:p text:style-name="P4">grapes.<text:span text:style-name="T5">jpg</text:span>: <text:s/></text:p>
      <text:p text:style-name="P4">&lt;a style="background-color:black;color:white;text-decoration:none;padding:4px 6px;font-family:-apple-system, BlinkMacSystemFont, &amp;quot;San Francisco&amp;quot;, &amp;quot;Helvetica Neue&amp;quot;, Helvetica, Ubuntu, Roboto, Noto, &amp;quot;Segoe UI&amp;quot;, Arial, sans-serif;font-size:12px;font-weight:bold;line-height:1.2;display:inline-block;border-radius:3px" href="https://unsplash.com/@tomonine?utm_medium=referral&amp;amp;utm_campaign=photographer-credit&amp;amp;utm_content=creditBadge" target="_blank" rel="noopener noreferrer" title="Download free do whatever you want high-resolution photos from Thomas Schaefer"&gt;&lt;span style="display:inline-block;padding:2px 3px"&gt;&lt;svg xmlns="http://www.w3.org/2000/svg" style="height:12px;width:auto;position:relative;vertical-align:middle;top:-1px;fill:white" viewBox="0 0 32 32"&gt;&lt;title&gt;unsplash-logo&lt;/title&gt;&lt;path d="M20.8 18.1c0 2.7-2.2 4.8-4.8 4.8s-4.8-2.1-4.8-4.8c0-2.7 2.2-4.8 4.8-4.8 2.7.1 4.8 2.2 4.8 4.8zm11.2-7.4v14.9c0 2.3-1.9 4.3-4.3 4.3h-23.4c-2.4 0-4.3-1.9-4.3-4.3v-15c0-2.3 1.9-4.3 4.3-4.3h3.7l.8-2.3c.4-1.1 1.7-2 2.9-2h8.6c1.2 0 2.5.9 2.9 2l.8 2.4h3.7c2.4 0 4.3 1.9 4.3 4.3zm-8.6 7.5c0-4.1-3.3-7.5-7.5-7.5-4.1 0-7.5 3.4-7.5 7.5s3.3 7.5 7.5 7.5c4.2-.1 7.5-3.4 7.5-7.5z"&gt;&lt;/path&gt;&lt;/svg&gt;&lt;/span&gt;&lt;span style="display:inline-block;padding:2px 3px"&gt;Thomas Schaefer&lt;/span&gt;&lt;/a&gt; <text:s/></text:p>
      <text:p text:style-name="P3"><text:span text:style-name="T1">Photo by </text:span><text:a xlink:type="simple" xlink:href="https://unsplash.com/photos/ApoYbda6_3Y?utm_source=unsplash&amp;utm_medium=referral&amp;utm_content=creditCopyText" text:style-name="Internet_20_link" text:visited-style-name="Visited_20_Internet_20_Link"><text:span text:style-name="T3">Thomas Schaefer</text:span></text:a><text:span text:style-name="T2"> </text:span><text:span text:style-name="T1">on </text:span><text:a xlink:type="simple" xlink:href="https://unsplash.com/search/photos/wine?utm_source=unsplash&amp;utm_medium=referral&amp;utm_content=creditCopyText" text:style-name="Internet_20_link" text:visited-style-name="Visited_20_Internet_20_Link"><text:span text:style-name="T3">Unsplas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system-ui, 'San Francisco', 'Helvetica Neue', Helvetica, Ubuntu, Roboto, Noto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1:09:34.622136841</meta:creation-date>
    <meta:generator>LibreOffice/6.0.3.2$MacOSX_X86_64 LibreOffice_project/8f48d515416608e3a835360314dac7e47fd0b821</meta:generator>
    <dc:date>2018-11-13T11:22:19.873572226</dc:date>
    <meta:editing-duration>PT12M44S</meta:editing-duration>
    <meta:editing-cycles>7</meta:editing-cycles>
    <meta:document-statistic meta:table-count="0" meta:image-count="0" meta:object-count="0" meta:page-count="1" meta:paragraph-count="9" meta:word-count="104" meta:character-count="1581" meta:non-whitespace-character-count="1476"/>
  </office:meta>
</office:document-meta>
</file>